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9.604cm" table:align="lef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2.302cm"/>
    </style:style>
    <style:style style:name="Table3.C" style:family="table-column">
      <style:table-column-properties style:column-width="4.313cm"/>
    </style:style>
    <style:style style:name="Table3.A1" style:family="table-cell">
      <style:table-cell-properties fo:padding="0.049cm" fo:border="none"/>
    </style:style>
    <style:style style:name="Table1" style:family="table">
      <style:table-properties style:width="9.604cm" table:align="left"/>
    </style:style>
    <style:style style:name="Table1.A" style:family="table-column">
      <style:table-column-properties style:column-width="2.409cm"/>
    </style:style>
    <style:style style:name="Table1.B" style:family="table-column">
      <style:table-column-properties style:column-width="2.882cm"/>
    </style:style>
    <style:style style:name="Table1.C" style:family="table-column">
      <style:table-column-properties style:column-width="4.313cm"/>
    </style:style>
    <style:style style:name="Table1.A1" style:family="table-cell">
      <style:table-cell-properties fo:padding="0.049cm" fo:border="none"/>
    </style:style>
    <style:style style:name="P1" style:family="paragraph" style:parent-style-name="Standard">
      <style:text-properties officeooo:paragraph-rsid="001c54e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sans-serif" fo:font-size="14pt" style:font-size-asian="14pt" style:font-size-complex="14pt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>
      <style:text-properties fo:font-size="14pt" officeooo:paragraph-rsid="001cf7f5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sans-serif" fo:font-size="14pt" officeooo:paragraph-rsid="001cf7f5" style:font-size-asian="14pt" style:font-size-complex="14pt"/>
    </style:style>
    <style:style style:name="T1" style:family="text">
      <style:text-properties style:font-name="sans-seri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54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Problem:</text:span> Extract amount, company and reason for contracts on Quebec</text:p>
      <text:p text:style-name="P1"><text:span text:style-name="T2">Dataset:</text:span> 28,376 documents <text:span text:style-name="T3">obtained on a FIOA request by Montreal Gazette journalist Roberto Rocha</text:span></text:p>
      <text:p text:style-name="P2">Approach</text:p>
      <text:list xml:id="list7015661772633611874" text:style-name="L1">
        <text:list-item>
          <text:p text:style-name="P7">amount RE</text:p>
        </text:list-item>
        <text:list-item>
          <text:p text:style-name="P7">company with inc.</text:p>
        </text:list-item>
        <text:list-item>
          <text:p text:style-name="P7">reason with concernant/amount to/ etc (10 patterns)</text:p>
        </text:list-item>
      </text:list>
      <text:p text:style-name="Standard"><text:span text:style-name="T3">G</text:span>uidelines:</text:p>
      <text:list xml:id="list6919409914498688589" text:style-name="L2">
        <text:list-item>
          <text:p text:style-name="P8">internal money transfers do not qualify</text:p>
        </text:list-item>
        <text:list-item>
          <text:p text:style-name="P8">no company, receiver, does not qualify</text:p>
        </text:list-item>
        <text:list-item>
          <text:p text:style-name="P8">donation, qualifies</text:p>
          <text:p text:style-name="P8"/>
        </text:list-item>
      </text:list>
      <text:p text:style-name="Standard"><text:span text:style-name="T2">Input Data: </text:span>36 docs</text:p>
      <text:p text:style-name="Standard"><text:span text:style-name="T2">Test Data:</text:span> 32 docs</text:p>
      <text:p text:style-name="P2">Results:</text:p>
      <text:p text:style-name="Standard"><text:span text:style-name="T3">(</text:span>with precise matching<text:span text:style-name="T3">)</text:span></text:p>
      <text:p text:style-name="P3"/>
      <text:p text:style-name="P3"><text:bookmark text:name="magicparlabel-632498"/>• <text:span text:style-name="T1">On the same 36 documents were it was programmed:</text:span> <text:bookmark text:name="magicparlabel-632508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0">System</text:p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5"><text:bookmark text:name="magicparlabel-632502"/>Annotated</text:p>
          </table:table-cell>
          <table:table-cell table:style-name="Table3.A1" office:value-type="string">
            <text:p text:style-name="P5"><text:bookmark text:name="magicparlabel-632503"/>tp: 6 </text:p>
          </table:table-cell>
          <table:table-cell table:style-name="Table3.A1" office:value-type="string">
            <text:p text:style-name="P5"><text:bookmark text:name="magicparlabel-632504"/>fn: 10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0">fp: 0</text:p>
          </table:table-cell>
          <table:table-cell table:style-name="Table3.A1" office:value-type="string">
            <text:p text:style-name="P10">tn: 20</text:p>
          </table:table-cell>
        </table:table-row>
      </table:table>
      <text:p text:style-name="P4"><text:bookmark text:name="magicparlabel-632509"/>∗ <text:span text:style-name="T1">precision = 6 / 6 = 1.0 </text:span></text:p>
      <text:p text:style-name="P4">∗ <text:span text:style-name="T1">recall = 6 / 16 = 0.375</text:span></text:p>
      <text:p text:style-name="P4">– <text:span text:style-name="T1">but partial reason in one and missing reason in another</text:span></text:p>
      <text:p text:style-name="P4">– <text:span text:style-name="T1">4 fn due to lack of amount, 6 due to lack of inc.</text:span></text:p>
      <text:p text:style-name="P3"/>
      <text:p text:style-name="P3"><text:bookmark text:name="magicparlabel-603293"/>• On 32 new documents: <text:bookmark text:name="magicparlabel-603303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System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<text:bookmark text:name="magicparlabel-603297"/>Annotated</text:p>
          </table:table-cell>
          <table:table-cell table:style-name="Table1.A1" office:value-type="string">
            <text:p text:style-name="P3"><text:bookmark text:name="magicparlabel-603298"/>tp: 5 </text:p>
          </table:table-cell>
          <table:table-cell table:style-name="Table1.A1" office:value-type="string">
            <text:p text:style-name="P3"><text:bookmark text:name="magicparlabel-603299"/>fn: 9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fp: 0</text:p>
          </table:table-cell>
          <table:table-cell table:style-name="Table1.A1" office:value-type="string">
            <text:p text:style-name="P9">tn: 18</text:p>
          </table:table-cell>
        </table:table-row>
      </table:table>
      <text:p text:style-name="P3"><text:bookmark text:name="magicparlabel-603304"/>∗ precision = 5 / 5 = 1.0 </text:p>
      <text:p text:style-name="P3">∗ recall = 5 / 13 = 0.38</text:p>
      <text:p text:style-name="P3">– but only 2 perfect, 1 wrong company and no reason, 1 no reason and 1 reason is whole doc</text:p>
      <text:p text:style-name="P3">– 2 fn due to lack of amount, 7 due to lack of inc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2:08:30.014473440</meta:creation-date>
    <dc:date>2016-09-20T19:50:39.329784921</dc:date>
    <meta:editing-duration>PT12M44S</meta:editing-duration>
    <meta:editing-cycles>4</meta:editing-cycles>
    <meta:generator>LibreOffice/4.3.3.2$Linux_X86_64 LibreOffice_project/430m0$Build-2</meta:generator>
    <meta:document-statistic meta:table-count="2" meta:image-count="0" meta:object-count="0" meta:page-count="1" meta:paragraph-count="37" meta:word-count="193" meta:character-count="930" meta:non-whitespace-character-count="770"/>
  </office:meta>
</office:document-meta>
</file>